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095d0a"/>
    </style:style>
    <style:style style:name="P4" style:family="paragraph" style:parent-style-name="Heading_20_2">
      <style:text-properties officeooo:paragraph-rsid="00095d0a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>
      <style:text-properties fo:font-size="18pt" fo:font-weight="bold" style:font-weight-asian="bold" style:font-weight-complex="bold"/>
    </style:style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>
      <style:text-properties officeooo:paragraph-rsid="00095d0a"/>
    </style:style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>
      <style:text-properties officeooo:paragraph-rsid="00095d0a"/>
    </style:style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Standard">
      <style:text-properties officeooo:paragraph-rsid="0009a86f"/>
    </style:style>
    <style:style style:name="T1" style:family="text">
      <style:text-properties officeooo:rsid="0009a8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epare.bash</text:h>
      <text:p text:style-name="Text_20_body">Función:</text:p>
      <text:list text:style-name="L1">
        <text:list-item>
          <text:p text:style-name="P1">Genera la flag (almacenada en _flag.txt) que se mostrará cuando se explote la vulnerabilidad.</text:p>
        </text:list-item>
        <text:list-item>
          <text:p text:style-name="P1">Crea el archivo .env con el puerto asignado.</text:p>
        </text:list-item>
        <text:list-item>
          <text:p text:style-name="P1">Registra el nombre de la instancia en el fichero _instance.</text:p>
        </text:list-item>
        <text:list-item>
          <text:p text:style-name="P1">Crea la base de datos SQLite (users.db) y la tabla "users" con un usuario predefinido:</text:p>
          <text:list>
            <text:list-item>
              <text:p text:style-name="P1">Usuario: admin</text:p>
            </text:list-item>
            <text:list-item>
              <text:p text:style-name="P2">Contraseña: securepassword</text:p>
            </text:list-item>
          </text:list>
        </text:list-item>
      </text:list>
      <text:p text:style-name="P3">Uso: Ejecutar ./prepare.bash para inicializar el reto.</text:p>
      <text:h text:style-name="P4" text:outline-level="2">start.bash y stop.bash</text:h>
      <text:p text:style-name="Text_20_body">start.bash:</text:p>
      <text:list text:style-name="L2">
        <text:list-item>
          <text:p text:style-name="P5">Levanta el contenedor Docker mediante Docker Compose usando el nombre de la instancia definido en _instance.</text:p>
        </text:list-item>
      </text:list>
      <text:p text:style-name="Text_20_body">stop.bash:</text:p>
      <text:list text:style-name="L3">
        <text:list-item>
          <text:p text:style-name="P6">Detiene y remueve el contenedor Docker asociado al reto.</text:p>
        </text:list-item>
      </text:list>
      <text:p text:style-name="Text_20_body">Uso:</text:p>
      <text:list text:style-name="L4">
        <text:list-item>
          <text:p text:style-name="P7">Iniciar el reto: ./start.bash</text:p>
        </text:list-item>
        <text:list-item>
          <text:p text:style-name="P8">Detener el reto: ./stop.bash</text:p>
        </text:list-item>
      </text:list>
      <text:h text:style-name="Heading_20_2" text:outline-level="2">docker-compose.yml y Dockerfile</text:h>
      <text:p text:style-name="Text_20_body">docker-compose.yml:</text:p>
      <text:list text:style-name="L5">
        <text:list-item>
          <text:p text:style-name="P9">Define el servicio "webser" que se construye a partir del Dockerfile y mapea el puerto configurado en el archivo .env al puerto 80 del contenedor.</text:p>
        </text:list-item>
      </text:list>
      <text:p text:style-name="Text_20_body">Dockerfile:</text:p>
      <text:list text:style-name="L6">
        <text:list-item>
          <text:p text:style-name="P10">Usa la imagen base python:3.9-slim.</text:p>
        </text:list-item>
        <text:list-item>
          <text:p text:style-name="P10">Establece el directorio de trabajo en /app.</text:p>
        </text:list-item>
        <text:list-item>
          <text:p text:style-name="P10">Copia e instala las dependencias definidas en requirements.txt.</text:p>
        </text:list-item>
        <text:list-item>
          <text:p text:style-name="P10">Copia el resto del código del proyecto.</text:p>
        </text:list-item>
        <text:list-item>
          <text:p text:style-name="P11">Expone el puerto 80 y ejecuta app.py al iniciar el contenedor.</text:p>
        </text:list-item>
      </text:list>
      <text:h text:style-name="Heading_20_2" text:outline-level="2">requirements.txt</text:h>
      <text:p text:style-name="Text_20_body">Contenido: Se especifican las versiones necesarias para evitar incompatibilidades: Flask==2.0.3 Werkzeug==2.0.3</text:p>
      <text:p text:style-name="Text_20_body">Se usa Flask 2.0.3 <text:span text:style-name="T1">y</text:span> Werkzeug 2.0.3 para asegurar la disponibilidad de la función url_quote, <text:span text:style-name="T1">porque has sido</text:span> eliminada en <text:span text:style-name="T1">siguientes</text:span> versiones de Werkzeug.</text:p>
      <text:h text:style-name="Heading_20_2" text:outline-level="2"><text:soft-page-break/>app.py</text:h>
      <text:p text:style-name="Text_20_body">Función:</text:p>
      <text:list text:style-name="L7">
        <text:list-item>
          <text:p text:style-name="P12">Implementa una aplicación web con Flask.</text:p>
        </text:list-item>
        <text:list-item>
          <text:p text:style-name="P12">Muestra un formulario de login (usando la plantilla login.html).</text:p>
        </text:list-item>
        <text:list-item>
          <text:p text:style-name="P12">Procesa la autenticación en la ruta /login:</text:p>
          <text:list>
            <text:list-item>
              <text:p text:style-name="P12">Si no se envían ambos campos, devuelve un error.</text:p>
            </text:list-item>
            <text:list-item>
              <text:p text:style-name="P12">Si se envían las credenciales correctas (admin / securepassword), muestra un mensaje de bienvenida.</text:p>
            </text:list-item>
            <text:list-item>
              <text:p text:style-name="P13">Si la consulta a la base de datos retorna algún resultado pero las credenciales no coinciden exactamente (por ejemplo, al explotar la vulnerabilidad), se lee y muestra la flag almacenada en _flag.txt.</text:p>
            </text:list-item>
          </text:list>
        </text:list-item>
      </text:list>
      <text:p text:style-name="Text_20_body">Vulnerabilidad: La consulta SQL se construye de forma vulnerable, concatenando directamente los valores del formulario, lo que permite inyectar código SQL malicioso.</text:p>
      <text:p text:style-name="Text_20_body">Código Vulnerable: query = "SELECT * FROM users WHERE username = '{}' AND password = '{}'".format(username, password)</text:p>
      <text:h text:style-name="Heading_20_2" text:outline-level="2">templates/login.html</text:h>
      <text:p text:style-name="Text_20_body">Función: Contiene el formulario HTML para que el usuario ingrese sus credenciales.</text:p>
      <text:h text:style-name="Heading_20_2" text:outline-level="2">Versiones Usadas</text:h>
      <text:list text:style-name="L8">
        <text:list-item>
          <text:p text:style-name="P14">Base del Contenedor: python:3.9-slim</text:p>
        </text:list-item>
        <text:list-item>
          <text:p text:style-name="P14">Framework Web: Flask 2.0.3</text:p>
        </text:list-item>
        <text:list-item>
          <text:p text:style-name="P14">Librería de Utilidades Web: Werkzeug 2.0.3</text:p>
        </text:list-item>
        <text:list-item>
          <text:p text:style-name="P14">Base de Datos: SQLite (archivo users.db)</text:p>
        </text:list-item>
        <text:list-item>
          <text:p text:style-name="P15">Contenerización: Docker y Docker Compose</text:p>
        </text:list-item>
      </text:list>
      <text:p text:style-name="P16">Explotación de la Vulnerabilidad</text:p>
      <text:p text:style-name="Text_20_body">Payload 1:</text:p>
      <text:list text:style-name="L9">
        <text:list-item>
          <text:p text:style-name="P17">Usuario: ' OR 1=1; --</text:p>
        </text:list-item>
        <text:list-item>
          <text:p text:style-name="P18">Contraseña: cualquier valor</text:p>
          <text:p text:style-name="P18">Esto hace que la consulta se transforme en algo similar a: SELECT * FROM users WHERE username = '' OR 1=1; --' AND password = '' El operador -- comenta el resto de la consulta, haciendo que la condición siempre se evalúe como verdadera.</text:p>
        </text:list-item>
      </text:list>
      <text:p text:style-name="Text_20_body">Payload 2:</text:p>
      <text:list text:style-name="L10">
        <text:list-item>
          <text:p text:style-name="P19">Usuario: admin' --</text:p>
        </text:list-item>
        <text:list-item>
          <text:p text:style-name="P20">Contraseña: cualquier valor </text:p>
          <text:p text:style-name="P20">Esto convierte la consulta en: SELECT * FROM users WHERE username = 'admin' --' AND password = '...' De esta manera, se ignora la condición de contraseña y se selecciona el usuario admin.</text:p>
        </text:list-item>
      </text:list>
      <text:p text:style-name="Standard"><text:soft-page-break/>Al explotar la vulnerabilidad, la aplicación detecta que los datos no coinciden exactamente con el usuario y contraseña originales, por lo que en lugar de dar la bienvenida, lee el contenido de _flag.txt y lo muestra en la respuesta.</text:p>
      <text:p text:style-name="Standard"/>
      <text:p text:style-name="Standard"/>
      <text:p text:style-name="Text_20_body">Requisitos <text:span text:style-name="T1">p</text:span>revios:</text:p>
      <text:list text:style-name="L11">
        <text:list-item>
          <text:p text:style-name="P21">Tener instalado Docker y Docker Compose.</text:p>
        </text:list-item>
        <text:list-item>
          <text:p text:style-name="P22">Tener instalado sqlite3 en el sistema para ejecutar el script de preparación (prepare.bash).</text:p>
        </text:list-item>
      </text:list>
      <text:p text:style-name="P23"><text:span text:style-name="T1">Acceso al reto :</text:span></text:p>
      <text:p text:style-name="P23">http://127.0.0.1:50080 Se mostrará el formulario de logi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4.2$Linux_X86_64 LibreOffice_project/480$Build-2</meta:generator>
    <dc:date>2025-02-08T13:58:24.023850014</dc:date>
    <meta:editing-duration>PT12M55S</meta:editing-duration>
    <meta:editing-cycles>2</meta:editing-cycles>
    <meta:document-statistic meta:table-count="0" meta:image-count="0" meta:object-count="0" meta:page-count="3" meta:paragraph-count="62" meta:word-count="568" meta:character-count="3549" meta:non-whitespace-character-count="3079"/>
  </office:meta>
</office:document-meta>
</file>